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dbb8" officeooo:paragraph-rsid="0003dbb8"/>
    </style:style>
    <style:style style:name="P2" style:family="paragraph" style:parent-style-name="Standard">
      <style:text-properties officeooo:rsid="0003dbb8" officeooo:paragraph-rsid="000c83cf"/>
    </style:style>
    <style:style style:name="P3" style:family="paragraph" style:parent-style-name="Standard">
      <style:text-properties style:text-underline-style="solid" style:text-underline-width="auto" style:text-underline-color="font-color" officeooo:rsid="00042eb2" officeooo:paragraph-rsid="00042eb2"/>
    </style:style>
    <style:style style:name="P4" style:family="paragraph" style:parent-style-name="Standard">
      <style:text-properties style:text-underline-style="solid" style:text-underline-width="auto" style:text-underline-color="font-color" officeooo:rsid="00042eb2" officeooo:paragraph-rsid="0005d62e"/>
    </style:style>
    <style:style style:name="P5" style:family="paragraph" style:parent-style-name="Standard">
      <style:text-properties style:text-underline-style="solid" style:text-underline-width="auto" style:text-underline-color="font-color" officeooo:rsid="0005d62e" officeooo:paragraph-rsid="0005d62e"/>
    </style:style>
    <style:style style:name="P6" style:family="paragraph" style:parent-style-name="Standard">
      <style:text-properties style:text-underline-style="solid" style:text-underline-width="auto" style:text-underline-color="font-color" officeooo:rsid="0007812b" officeooo:paragraph-rsid="0007812b"/>
    </style:style>
    <style:style style:name="P7" style:family="paragraph" style:parent-style-name="Standard">
      <style:text-properties style:text-underline-style="solid" style:text-underline-width="auto" style:text-underline-color="font-color" officeooo:rsid="00083a35" officeooo:paragraph-rsid="00083a35"/>
    </style:style>
    <style:style style:name="P8" style:family="paragraph" style:parent-style-name="Standard">
      <style:text-properties style:text-underline-style="solid" style:text-underline-width="auto" style:text-underline-color="font-color" officeooo:rsid="0008685a" officeooo:paragraph-rsid="0010763a"/>
    </style:style>
    <style:style style:name="P9" style:family="paragraph" style:parent-style-name="Standard">
      <style:text-properties style:text-underline-style="solid" style:text-underline-width="auto" style:text-underline-color="font-color" officeooo:rsid="001d94cb" officeooo:paragraph-rsid="001d94cb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1d5979" officeooo:paragraph-rsid="001d94cb" style:font-weight-asian="normal" style:font-weight-complex="normal"/>
    </style:style>
    <style:style style:name="P11" style:family="paragraph" style:parent-style-name="Standard">
      <style:text-properties style:text-underline-style="none" officeooo:rsid="000ac1b9" officeooo:paragraph-rsid="000b934f"/>
    </style:style>
    <style:style style:name="P12" style:family="paragraph" style:parent-style-name="Standard">
      <style:text-properties style:text-underline-style="none" officeooo:rsid="0008685a" officeooo:paragraph-rsid="000a6301"/>
    </style:style>
    <style:style style:name="P13" style:family="paragraph" style:parent-style-name="Standard">
      <style:text-properties style:text-underline-style="none" officeooo:rsid="0008685a" officeooo:paragraph-rsid="0010763a"/>
    </style:style>
    <style:style style:name="P14" style:family="paragraph" style:parent-style-name="Standard">
      <style:text-properties style:font-name="Liberation Serif" style:text-underline-style="solid" style:text-underline-width="auto" style:text-underline-color="font-color" fo:font-weight="normal" officeooo:rsid="0005d62e" officeooo:paragraph-rsid="0005d62e" style:font-weight-asian="normal" style:font-weight-complex="normal"/>
    </style:style>
    <style:style style:name="P15" style:family="paragraph" style:parent-style-name="Standard">
      <style:text-properties officeooo:rsid="000c83cf" officeooo:paragraph-rsid="000c83cf"/>
    </style:style>
    <style:style style:name="P16" style:family="paragraph" style:parent-style-name="Standard">
      <style:text-properties officeooo:paragraph-rsid="0003dbb8"/>
    </style:style>
    <style:style style:name="P17" style:family="paragraph" style:parent-style-name="Standard">
      <style:text-properties officeooo:rsid="00162435" officeooo:paragraph-rsid="00162435"/>
    </style:style>
    <style:style style:name="P18" style:family="paragraph" style:parent-style-name="Standard">
      <style:text-properties officeooo:rsid="001779f1" officeooo:paragraph-rsid="001779f1"/>
    </style:style>
    <style:style style:name="P19" style:family="paragraph" style:parent-style-name="Text_20_body">
      <style:text-properties fo:font-weight="bold" officeooo:rsid="001c183d" officeooo:paragraph-rsid="001c183d" style:font-weight-asian="bold" style:font-weight-complex="bold"/>
    </style:style>
    <style:style style:name="P20" style:family="paragraph" style:parent-style-name="Text_20_body">
      <style:text-properties fo:font-weight="normal" officeooo:rsid="001d5308" officeooo:paragraph-rsid="001d5308" style:font-weight-asian="normal" style:font-weight-complex="normal"/>
    </style:style>
    <style:style style:name="P21" style:family="paragraph" style:parent-style-name="Standard">
      <style:text-properties style:text-underline-style="none" officeooo:rsid="0008685a" officeooo:paragraph-rsid="0010763a"/>
    </style:style>
    <style:style style:name="P22" style:family="paragraph" style:parent-style-name="Standard">
      <style:text-properties style:text-underline-style="none" officeooo:rsid="0020ecd9" officeooo:paragraph-rsid="0020ecd9"/>
    </style:style>
    <style:style style:name="P23" style:family="paragraph" style:parent-style-name="Standard">
      <style:text-properties style:text-underline-style="none" officeooo:rsid="00224bc9" officeooo:paragraph-rsid="00224bc9"/>
    </style:style>
    <style:style style:name="P24" style:family="paragraph" style:parent-style-name="Standard">
      <style:text-properties style:text-underline-style="solid" style:text-underline-width="auto" style:text-underline-color="font-color" officeooo:rsid="001d94cb" officeooo:paragraph-rsid="001d94cb"/>
    </style:style>
    <style:style style:name="P25" style:family="paragraph" style:parent-style-name="Standard">
      <style:text-properties style:text-underline-style="solid" style:text-underline-width="auto" style:text-underline-color="font-color" officeooo:rsid="00224bc9" officeooo:paragraph-rsid="00224bc9"/>
    </style:style>
    <style:style style:name="P26" style:family="paragraph" style:parent-style-name="Standard">
      <style:text-properties fo:font-weight="bold" officeooo:rsid="001c183d" officeooo:paragraph-rsid="0003dbb8" style:font-weight-asian="bold" style:font-weight-complex="bold"/>
    </style:style>
    <style:style style:name="P2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text-underline-style="solid" style:text-underline-width="auto" style:text-underline-color="font-color" officeooo:rsid="001d94cb" officeooo:paragraph-rsid="000c83cf"/>
    </style:style>
    <style:style style:name="P28" style:family="paragraph" style:parent-style-name="Text_20_body">
      <style:text-properties fo:font-weight="normal" officeooo:rsid="001d5308" officeooo:paragraph-rsid="001d5308" style:font-weight-asian="normal" style:font-weight-complex="normal"/>
    </style:style>
    <style:style style:name="P29" style:family="paragraph" style:parent-style-name="Text_20_body">
      <style:paragraph-properties fo:padding="0.0291in" fo:border-left="none" fo:border-right="none" fo:border-top="none" fo:border-bottom="0.06pt solid #000000" style:join-border="false"/>
      <style:text-properties fo:font-weight="bold" officeooo:rsid="001c183d" officeooo:paragraph-rsid="001c183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5d62e"/>
    </style:style>
    <style:style style:name="T3" style:family="text">
      <style:text-properties officeooo:rsid="000a6301"/>
    </style:style>
    <style:style style:name="T4" style:family="text">
      <style:text-properties officeooo:rsid="000b934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c83cf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1d1c6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10763a"/>
    </style:style>
    <style:style style:name="T11" style:family="text">
      <style:text-properties officeooo:rsid="0003dbb8"/>
    </style:style>
    <style:style style:name="T12" style:family="text">
      <style:text-properties officeooo:rsid="0020ec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5">Doctoral School PHD | EPFL </text:span><text:span text:style-name="T7">(http://phd.epfl.ch/thesisjury/en)</text:span></text:p>
      <text:p text:style-name="P26"/>
      <text:p text:style-name="P29"/>
      <text:p text:style-name="P19">Jury</text:p>
      <text:p text:style-name="P20">Thesis director: <text:tab/><text:tab/><text:tab/>Aude Billard</text:p>
      <text:p text:style-name="P20">Jury president: <text:tab/><text:tab/><text:tab/></text:p>
      <text:p text:style-name="P20">First external examiner: <text:tab/><text:tab/><text:span text:style-name="T12">Pedro Lima</text:span></text:p>
      <text:p text:style-name="P20">Second external examiner:<text:tab/><text:tab/></text:p>
      <text:p text:style-name="P20">Internal examiner: <text:s/><text:tab/><text:tab/><text:tab/></text:p>
      <text:p text:style-name="P27"/>
      <text:p text:style-name="P23">1) Internal Examiners</text:p>
      <text:p text:style-name="P9"/>
      <text:p text:style-name="P25">José Del R. MiLLÁN <text:span text:style-name="T1"><text:s text:c="2"/></text:span></text:p>
      <text:p text:style-name="P25"/>
      <text:p text:style-name="P25"><text:span text:style-name="T1"><text:tab/></text:span>https://people.epfl.ch/jose.millan</text:p>
      <text:p text:style-name="P9"/>
      <text:p text:style-name="P25">Prof. Martinoli</text:p>
      <text:p text:style-name="P23"/>
      <text:p text:style-name="P23">2) External Examiners</text:p>
      <text:p text:style-name="P9"/>
      <text:p text:style-name="P9">Dimitri</text:p>
      <text:p text:style-name="P2"/>
      <text:p text:style-name="P10"><text:span text:style-name="T1"><text:tab/></text:span>http://ai.upf.edu/user/67</text:p>
      <text:p text:style-name="P1"/>
      <text:p text:style-name="P3">Pedro Lima</text:p>
      <text:p text:style-name="P3"/>
      <text:p text:style-name="P11"><text:tab/><text:span text:style-name="T4">http://users.isr.ist.utl.pt/~pal/</text:span></text:p>
      <text:p text:style-name="P4"/>
      <text:p text:style-name="P4">Thrishantha Nanayakkara<text:span text:style-name="T1"> </text:span><text:span text:style-name="T2">(Senior lecturer) </text:span></text:p>
      <text:p text:style-name="P5"/>
      <text:p text:style-name="P5"><text:span text:style-name="T1"><text:tab/></text:span><text:a xlink:type="simple" xlink:href="http://thrish.org/research-team/thrish">http://thrish.org/research-team/thrish</text:a></text:p>
      <text:p text:style-name="P5"/>
      <text:p text:style-name="P14">Giorgio Metta</text:p>
      <text:p text:style-name="P6"/>
      <text:p text:style-name="P6"><text:span text:style-name="T1"><text:tab/></text:span><text:a xlink:type="simple" xlink:href="http://pasa.liralab.it/">http://pasa.liralab.it/</text:a></text:p>
      <text:p text:style-name="P6"/>
      <text:p text:style-name="P7">Yiannis Demiris</text:p>
      <text:p text:style-name="P7"/>
      <text:p text:style-name="P12"><text:tab/><text:a xlink:type="simple" xlink:href="http://www.demiris.info/"><text:span text:style-name="T3">http://www.demiris.info/</text:span></text:a></text:p>
      <text:p text:style-name="P12"/>
      <text:p text:style-name="P13"><text:span text:style-name="T10">J</text:span><text:span text:style-name="T9">oelle </text:span><text:span text:style-name="T10">P</text:span><text:span text:style-name="T9">ineau</text:span> </text:p>
      <text:p text:style-name="P13"/>
      <text:p text:style-name="P22"><text:tab/>http://cs.mcgill.ca/~jpineau/</text:p>
      <text:p text:style-name="P13"/>
      <text:p text:style-name="P8"><text:span text:style-name="T8">G</text:span>eorge <text:span text:style-name="T8">K</text:span>onidar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2:06:38.835791311</meta:creation-date>
    <dc:date>2016-05-30T13:47:35.169300052</dc:date>
    <meta:editing-duration>PT3H35M25S</meta:editing-duration>
    <meta:editing-cycles>31</meta:editing-cycles>
    <meta:generator>LibreOffice/4.2.8.2$Linux_X86_64 LibreOffice_project/420m0$Build-2</meta:generator>
    <meta:document-statistic meta:table-count="0" meta:image-count="0" meta:object-count="0" meta:page-count="1" meta:paragraph-count="25" meta:word-count="57" meta:character-count="611" meta:non-whitespace-character-count="551"/>
  </office:meta>
</office:document-meta>
</file>